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8"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1" style:family="paragraph" style:parent-style-name="Footnote">
      <style:text-properties fo:font-style="italic" style:font-style-asian="italic" style:font-style-complex="italic"/>
    </style:style>
    <style:style style:name="P12" style:family="paragraph" style:parent-style-name="Footnote">
      <style:paragraph-properties fo:text-align="justify" style:justify-single-word="false"/>
      <style:text-properties fo:font-style="italic" style:font-style-asian="italic" style:font-style-complex="italic"/>
    </style:style>
    <style:style style:name="P13"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14"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6" style:family="paragraph" style:parent-style-name="Standard" style:list-style-name="L1">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color="#000000" style:font-name="Liberation Sans" fo:font-style="normal" fo:font-weight="bold" fo:background-color="transparent" style:font-style-asian="normal" style:font-weight-asian="bold" style:font-style-complex="normal" style:font-weight-complex="bold"/>
    </style:style>
    <style:style style:name="P18" style:family="paragraph" style:parent-style-name="Standard">
      <style:paragraph-properties fo:text-align="end" style:justify-single-word="false"/>
      <style:text-properties fo:color="#000000" style:font-name="Liberation Sans" fo:font-size="9pt" fo:font-style="italic" fo:font-weight="normal" fo:background-color="transparent" style:font-size-asian="9pt" style:font-style-asian="italic" style:font-weight-asian="normal" style:font-size-complex="9pt" style:font-style-complex="italic" style:font-weight-complex="normal"/>
    </style:style>
    <style:style style:name="P19" style:family="paragraph" style:parent-style-name="Standard" style:list-style-name="L2">
      <style:paragraph-properties fo:text-align="end" style:justify-single-word="false"/>
      <style:text-properties fo:color="#000000" style:font-name="Liberation Sans" fo:font-size="9pt" fo:font-style="italic" fo:font-weight="normal" fo:background-color="transparent" style:font-size-asian="9pt" style:font-style-asian="italic" style:font-weight-asian="normal" style:font-size-complex="9pt" style:font-style-complex="italic" style:font-weight-complex="normal"/>
    </style:style>
    <style:style style:name="P20"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 conciencia Cinematográfica y la realidad social en el tercer Mundo</text:p>
      <text:p text:style-name="P5">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Ensayo final</text:p>
      <text:p text:style-name="P3"/>
      <text:p text:style-name="P3"/>
      <text:p text:style-name="P18">Es preciso estar atento y fuerte</text:p>
      <text:p text:style-name="P18">No tenemos tiempo de temer la muerte...</text:p>
      <text:p text:style-name="P18">Es preciso estar atento y fuerte</text:p>
      <text:p text:style-name="P18">No tenemos tiempo de temer la muerte...</text:p>
      <text:p text:style-name="P18"/>
      <text:p text:style-name="P18"><text:tab/>Perdone, camarada, que le interrumpa en su lucha de clases, tan importante...</text:p>
      <text:p text:style-name="P18">pero, ¿la dirección del cine político?</text:p>
      <text:p text:style-name="P18"/>
      <text:p text:style-name="P18">Por allí es el cine desconocido el cine de aventura.</text:p>
      <text:list xml:id="list891066355" text:style-name="L2">
        <text:list-item>
          <text:list>
            <text:list-header>
              <text:p text:style-name="P19">Por aquí es el cine del Tercer Mundo, es un cine peligroso, divino y maravilloso.</text:p>
              <text:p text:style-name="P19"/>
            </text:list-header>
          </text:list>
        </text:list-item>
      </text:list>
      <text:p text:style-name="P18">Es preciso estar atento y fuerte</text:p>
      <text:p text:style-name="P18">No tenemos tiempo de temer la muerte.</text:p>
      <text:p text:style-name="P18"/>
      <text:p text:style-name="P18">Glauber Rocha en Viento del Este, 1969 de Jean-Luc Godard.<text:note text:id="ftn24" text:note-class="footnote"><text:note-citation>1</text:note-citation><text:note-body><text:p text:style-name="Footnote">Glauber Rocha en Viento del Este, 1969 de Jean-Luc Godard. Fuente: <text:a xlink:type="simple" xlink:href="http://youtu.be/oJZPb6Wx7Wk">http://youtu.be/oJZPb6Wx7Wk</text:a></text:p></text:note-body></text:note></text:p>
      <text:p text:style-name="P3"/>
      <text:p text:style-name="P3"/>
      <text:p text:style-name="P6"><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4"/>
      <text:p text:style-name="P9"><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1" text:note-class="footnote"><text:note-citation>2</text:note-citation><text:note-body><text:p text:style-name="Footnote">La imgen-movimiento. <text:span text:style-name="T2">Gilles Deleuze. </text:span>pag38</text:p></text:note-body></text:note></text:p>
      <text:p text:style-name="P6"/>
      <text:p text:style-name="P6"><text:tab/>Compleja afirmación de <text:span text:style-name="T2">Deleuze</text:span>, intentemos acercarnos desde un concepto simple <text:soft-page-break/>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6"/>
      <text:p text:style-name="P6"><text:tab/>Es muy fácil pensar que la conciencia de que hablamos es la nuestra o solo la nuestra, nuestra conciencia humana, pero no olvidemos en ningún momento la siguiente sentencia: <text:span text:style-name="T2">“...la única conciencia cinematográfica no somos nosotros, los espectadores, ni el protagonista: es la cámara, a veces humana, a veces inhumana o sobrehumana...”.</text:span></text:p>
      <text:p text:style-name="P6"><text:span text:style-name="T2"/></text:p>
      <text:p text:style-name="P6"><text:span text:style-name="T2"><text:tab/></text:span>La conciencia humana es la imagen como realidad psíquica interior, es la subjetividad que se opone la objetividad como movimiento físico en el mundo exterior: “” </text:p>
      <text:p text:style-name="P6"/>
      <text:p text:style-name="P6"><text:tab/>En el cine la percepción puede ser objetiva o subjetiva, es subjetiva cuando: <text:span text:style-name="T2">“...Se podría decir que la imagen-subjetiva es la cosa vista por alguien «cualificado», o el conjunto tal como lo ve alguien que forma parte de ese conjunto...”</text:span>, y aunque provisionalmente y con limitaciones aclara <text:span text:style-name="T2">Deleuze</text:span> la imagen es objetiva: <text:span text:style-name="T2">“...la imagen es objetiva cuando la cosa o el conjunto son vistos desde el punto de vista de alguien exterior a ese conjunto...”. </text:span>Son definiciones nominales y provisionales porque con facilidad se pasa de una a la otra</text:p>
      <text:p text:style-name="P6"/>
      <text:p text:style-name="P6"><text:tab/>Propongamos lo siguiente: el cambio del plano cambia la conciencia. Recordemos las vistas aéreas en el <text:span text:style-name="T2">film</text:span> <text:span text:style-name="T2">Los Pajaros</text:span><text:span text:style-name="T2"><text:note text:id="ftn2" text:note-class="footnote"><text:note-citation>3</text:note-citation><text:note-body><text:p text:style-name="Footnote">The Birds (1963), </text:p></text:note-body></text:note></text:span> de <text:span text:style-name="T2">Alfred Hitchcokc, </text:span>la escena de la explosión de la gasolinera<text:span text:style-name="T2"><text:note text:id="ftn3" text:note-class="footnote"><text:note-citation>4</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 </text:p>
      <text:p text:style-name="P6"/>
      <text:p text:style-name="P6"><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4" text:note-class="footnote"><text:note-citation>5</text:note-citation><text:note-body><text:p text:style-name="Footnote">La imgen-movimiento. <text:span text:style-name="T2">Gilles Deleuze. </text:span>pag39</text:p></text:note-body></text:note></text:p>
      <text:p text:style-name="P6"/>
      <text:p text:style-name="P6"><text:tab/>Otra acepción de <text:span text:style-name="T2">conciencia </text:span>esta más relacionada con <text:span text:style-name="T2">toma de conciencia, </text:span>que resulta más cercano a la sociología del conocimiento y de su estudio de los <text:span text:style-name="T2">hechos </text:span><text:soft-page-break/><text:span text:style-name="T2">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una confrontación de elementos: </text:p>
      <text:p text:style-name="P6"/>
      <text:p text:style-name="P8"><text:tab/>“...La oposición esta al servicio de la unidad dialéctica, y marca su progresión de la situación de partida <text:s/>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cualidad, <text:s/>el surgimiento repentino de la nueva cualidad, su elevación al cuadrado...”.<text:note text:id="ftn5" text:note-class="footnote"><text:note-citation>6</text:note-citation><text:note-body><text:p text:style-name="Footnote">ibid</text:p></text:note-body></text:note> </text:p>
      <text:p text:style-name="P6"/>
      <text:p text:style-name="P6"><text:tab/>Serguéi Eisenstein<text:note text:id="ftn6" text:note-class="footnote"><text:note-citation>7</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montaje intelectual o de conciencia, montaje de oposición y montaje de saltos cualitativos. Que no se encuentran en la escuela Norte Americana.</text:p>
      <text:p text:style-name="P6"/>
      <text:p text:style-name="P6"><text:tab/>Otro autor soviético <text:span text:style-name="T2">Vsévolod</text:span> <text:span text:style-name="T2">Pudovkin</text:span><text:span text:style-name="T2"><text:note text:id="ftn7" text:note-class="footnote"><text:note-citation>8</text:note-citation><text:note-body><text:p text:style-name="P12">“...Es evidente que Pudovkin se interesa ante todo en la progresión de la conciencia, en los saltos cualitativos de una toma de conciencia: sólo desde este punto de vista puede decirse que La madre (1926), El fin de San Petersburgo (1927) y Tempestad sobre Asia (1928) constituyen una gran trilogía...”. La imgen-movimiento. Gilles Deleuze. pag62</text:p></text:note-body></text:note></text:span><text:span text:style-name="T2"> </text:span><text:span text:style-name="T2"><text:note text:id="ftn8" text:note-class="footnote"><text:note-citation>9</text:note-citation><text:note-body><text:p text:style-name="Footnote">“...A todas luces, en Vertov se trata de la conciencia soviética revolucionaria, del «desciframiento comunista de la realidad». ..”. Ibid pag124</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oma de ella, y en prolongarlo hasta donde la conciencia puede extenderse y actuar...</text:span>”.<text:note text:id="ftn9" text:note-class="footnote"><text:note-citation>10</text:note-citation><text:note-body><text:p text:style-name="Footnote">La imgen-movimiento. <text:span text:style-name="T2">Gilles Deleuze.</text:span></text:p></text:note-body></text:note></text:p>
      <text:p text:style-name="P6"/>
      <text:p text:style-name="P6"><text:tab/>Para <text:span text:style-name="T2">Serguéi Eisenstein </text:span>la conciencia se logra mediante lo <text:span text:style-name="T2">patético, </text:span>no es preciso el comentario siguiente por falta de referencias pero parece plantearse que no es un acto de la razón la toma de conciencia sino un acto de los sentimientos, una explosión de los sentimientos como el dolor, la tristeza y la melancolía. Comenta <text:span text:style-name="T2">Glauver Rocha: “...Sabemos nosotros que hicimos estos filmes feos y tristes, estos filmes gritados y desesperados donde no siempre la razón habla más alto que el hambre no será curado por los planeamientos de gabinetes y que los remiendos del tecnicolor no esconden, sino agravan sus tumores. Así, solamente una cultura de hambre, manando de sus propias estructuras, puede superarse cualitativamente; y la más noble manifestación cultural del hambre es la violencia. ..”</text:span><text:span text:style-name="T2"><text:note text:id="ftn10" text:note-class="footnote"><text:note-citation>11</text:note-citation><text:note-body><text:p text:style-name="P11">Estetica del Hambre (1965), Glauber Rocha.</text:p></text:note-body></text:note></text:span></text:p>
      <text:p text:style-name="P4"/>
      <text:p text:style-name="P6"><text:span text:style-name="T2"><text:tab/></text:span>¿de que violencia hablamos?, continua<text:span text:style-name="T2"> Rocha: “...el Cinema Novo, en el campo internacional, no pidió nada, sino que impuso la violencia de sus imágenes y sus sonidos en </text:span></text:p>
      <text:p text:style-name="P6"><text:span text:style-name="T2">veintidós festivales internacionales. ..”.</text:span> El <text:span text:style-name="T2">Cinema Novo</text:span> no es propiamente violento en cambio muestra la violencia del hambre y la respuesta violencia contra el colono, la violencia es el medio para mostrar la existencia de la relación de dominación, propone <text:span text:style-name="T2">Rocha: “...El Cinema Novo: una estética de la “violencia” antes de ser primitiva y revolucionaria; he ahí el punto inicial para que el colonizador comprenda la existencia del colonizado ; solamente concientizando su única posibilidad, la violencia, el colonizado r puede comprender, por el </text:span><text:soft-page-break/><text:span text:style-name="T2">horror, la fuerza de la cultura que él explota. Mientras no levanta las armas, el colonizado es un esclavo: fue necesario un primer policía muerto para que el francés viera un argelino....”</text:span><text:span text:style-name="T2"><text:note text:id="ftn11" text:note-class="footnote"><text:note-citation>12</text:note-citation><text:note-body><text:p text:style-name="Footnote">ibid</text:p></text:note-body></text:note></text:span></text:p>
      <text:p text:style-name="P6"/>
      <text:p text:style-name="P6"><text:tab/>El cine político posee un importante desarrollo en latinoamericano, se habla del cine como <text:span text:style-name="T2">El tercer cine, el cine imperfecto, el cine como arma de combate o el Cinema Novo. </text:span>El <text:span text:style-name="T2">Cinema Novo</text:span> coloca al cine en el mundo y ocupado en su realidad: <text:span text:style-name="T2">“...Donde haya un cineasta de cualquier edad, de cualquier procedencia, pronto a poner su cine y su profesión al servicio de las causas importantes de su tiempo, ahí habrá un germen del Cinema Novo. ..”</text:span></text:p>
      <text:p text:style-name="P4"/>
      <text:p text:style-name="P6"><text:span text:style-name="T2"><text:tab/>Octavio Getino y Susana Velleggia proponen los siguiente sobre</text:span> el <text:span text:style-name="T2">Cinema Novo</text:span>: <text:span text:style-name="T2">“...A mediados de los 50 una nueva generación de cineastas brasileños comienza a replantearse la situación del cine nacional. Buena parte de los mismo se compromete con la voluntad de incidir políticamente en la realidad a través de la acción cultural...”</text:span><text:span text:style-name="T2"><text:note text:id="ftn12" text:note-class="footnote"><text:note-citation>13</text:note-citation><text:note-body><text:p text:style-name="Footnote">El cine de las historias de la revolución (2002), Octavio Getino y Susana Velleggia.</text:p></text:note-body></text:note></text:span></text:p>
      <text:p text:style-name="P4"/>
      <text:p text:style-name="P6"><text:span text:style-name="T2"><text:tab/></text:span>El proyecto de <text:span text:style-name="T2">Glauber Rocha</text:span><text:span text:style-name="T2"><text:note text:id="ftn13" text:note-class="footnote"><text:note-citation>14</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14" text:note-class="footnote"><text:note-citation>15</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text:s/>una sociedad. Como consecuencia de la cultura del hambre es la esterilidad creativa y la histeria, la mas autentica manifestación del hambre es la violencia.</text:p>
      <text:p text:style-name="P6"/>
      <text:p text:style-name="P6"><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6"/>
      <text:p text:style-name="P9"><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5" text:note-class="footnote"><text:note-citation>16</text:note-citation><text:note-body><text:p text:style-name="P11">Estetica del Hambre (1965), Glauber Rocha.</text:p></text:note-body></text:note></text:p>
      <text:p text:style-name="P6"/>
      <text:p text:style-name="P6"><text:tab/>Es <text:span text:style-name="T2">patético </text:span>por la condición de mendicidad de la sociedad, es <text:span text:style-name="T2">patético</text:span> en su acción como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6"/>
      <text:p text:style-name="P8"><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text:span><text:soft-page-break/><text:span text:style-name="T2">servicio de los intereses antinacionales, por los productores y por el público, este último sin soportar las imágenes de la propia miseria. ..”</text:span><text:span text:style-name="T2"><text:note text:id="ftn16" text:note-class="footnote"><text:note-citation>17</text:note-citation><text:note-body><text:p text:style-name="P11">ibid</text:p></text:note-body></text:note></text:span></text:p>
      <text:p text:style-name="P4"/>
      <text:p text:style-name="P4"><text:tab/><text:span text:style-name="T3">Si es que el </text:span>Cinema Novo<text:span text:style-name="T3"> se plantea mostrar verdad para conquistar la conciencia, ”</text:span>la verdadera conciencia<text:span text:style-name="T3">”, aprovechando las capacidades políticas del cine, como parece sugerir </text:span>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político. ..”. </text:p>
      <text:p text:style-name="P6"/>
      <text:p text:style-name="P4"><text:span text:style-name="T3"><text:tab/>Una denuncia social procura la atención y solución de las misma, es necesario, entonces, destacar la aceptación del </text:span>Cinema Novo<text:span text:style-name="T3"> como medida de las transformaciones de conciencia que logró, desafortunadamente como ocurre actualmente con el cine latinoamericano el </text:span>Cinema Novo<text:span text:style-name="T3"> conquistó festivales y a la critica internacional, posiblemente explotando la satisfacción del primer mundo de encontrarse fuera de la bien extendida miseria del tercer mundo,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 Para los europeos es un extraño surrealismo tropical. Para los brasileños es una vergüenza nacional. El brasileño no come, pero tiene vergüenza de decir eso; y sobre todo, no sabe de dónde viene este hambre. ..”. <text:span text:style-name="T3">Premiadas y aceptadas en el exterior las películas del </text:span>Cinema Novo <text:span text:style-name="T3">no consiguieron éxito en Brasil, <text:s/></text:span>Octavio Getino y Susana Velleggia <text:span text:style-name="T3">explican</text:span>:</text:p>
      <text:p text:style-name="P4"/>
      <text:p text:style-name="P9"><text:tab/>“...La búsqueda de mercados y la innovación estética son, en este caso, concebidas como prioritarias, por sobre las posibilidades del cine en tanto recurso para la acción política. Cabe recordar que pese a su elevado prestigio internacional, 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9"/>
      <text:p text:style-name="P10"><text:tab/><text:span text:style-name="T3">Aunque </text:span>Rocha<text:span text:style-name="T3"> entienda al </text:span>Cinema Novo <text:span text:style-name="T3">marginado del Cine Industrial, mentiroso y explotador</text:span> <text:span text:style-name="T3">pero empeñado es su propio nombre y en conquistar la conciencia de su propia existencia, el Cinema</text:span> Novo <text:span text:style-name="T3">es como el cine latinoamericano contemporáneo marginal a la sociedad propio y premiada en la ajena. El cine político y el </text:span>Cine Novo<text:span text:style-name="T3"> como conquista de la conciencia consiguen varias y claras coincidencias con el cine sovietico.</text:span></text:p>
      <text:p text:style-name="P6"/>
      <text:p text:style-name="P4"><text:tab/>Deleuze <text:span text:style-name="T3">plantea </text:span>lo patético <text:span text:style-name="T3">en términos que no se pueden asociar fácilmente con las emociones humanos, como hemos hecho hasta ahora, de manera muy oscura propone que lo patético</text:span> <text:span text:style-name="T3">es el </text:span>desarrollo<text:span text:style-name="T3">: </text:span>“...La composición, la disposición dialéctica, no comporta solamente lo orgánico, es decir, la génesis y el crecimiento, sino también lo patético, o el «desarrollo». .. [se trata] del paso de un opuesto al otro, o más bien dentro del otro, según las cuerdas: el salto en lo contrario. No hay solamente oposición de la tierra y el agua, del <text:soft-page-break/>uno y lo múltiple, hay paso del uno en el otro, y súbito surgimiento del otro a partir del uno. No hay solamente unidad orgánica de opuestos, sino paso patético del opuesto a su contrario. ..”</text:p>
      <text:p text:style-name="P6"><text:tab/></text:p>
      <text:p text:style-name="P4"><text:span text:style-name="T3"><text:tab/>Aunque seguidamente propone </text:span>lo patético<text:span text:style-name="T3"> en términos de tristeza, ira, duda, certidumbre, resignación y revuelta:</text:span> “...De la tristeza a la ira, de la duda a la certidumbre, de la resignación a la revuelta... Por su propia cuenta lo patético incluye estos dos aspectos: es a un tiempo el paso de un término a otro, de una cualidad a otra, y el repentino surgimiento de la nueva cualidad que nace del paso efectuado. Es a un tiempo «compresión», y «explosión». Lo viejo y lo nuevo divide su espiral en dos partes opuestas, lo Viejo y «lo Nuevo», y reproduce su división, reparte sus oposiciones tanto de un lado como del otro: es lo orgánico. ..”</text:p>
      <text:p text:style-name="P6"/>
      <text:p text:style-name="P4"><text:span text:style-name="T3"><text:tab/>Pero luego </text:span>Deleuze<text:span text:style-name="T3"> habla con más claridad al respecto de la conciencia, lo patético y el movimiento: “</text:span>...lo patético no implica únicamente un cambio en el contenido de la imagen, sino también en la forma. La imagen, en efecto, debe cambiar de potencia, pasar a una potencia superior. .. De todas maneras, la conciencia es lo patético, el paso de la Naturaleza al hombre y la cualidad que nace del pasaje cumplido. Es a la vez la toma de conciencia y la conciencia alcanzada, la conciencia revolucionaria alcanzada <text:note text:id="ftn17" text:note-class="footnote"><text:note-citation>18</text:note-citation><text:note-body><text:p text:style-name="Footnote">pag59</text:p></text:note-body></text:note>...”</text:p>
      <text:p text:style-name="P6"/>
      <text:p text:style-name="P4"><text:span text:style-name="T3"><text:tab/>Si lo patético es desarrollo, es por ser desarrollo de la conciencia misma: </text:span>“...el salto de lo orgánico produce una conciencia exterior de la Naturaleza y de su evolución, pero también una conciencia interior de la sociedad y de su historia, de un momento al otro del organismo social. ..”.</text:p>
      <text:p text:style-name="P6"/>
      <text:p text:style-name="P4"><text:span text:style-name="T3"><text:tab/></text:span>Deleuze<text:span text:style-name="T3"> en </text:span>Imagen-tiempo<text:note text:id="ftn18" text:note-class="footnote"><text:note-citation>19</text:note-citation><text:note-body><text:p text:style-name="P11">La imagen-tiempo, estudios sobre cine 2. Guilles Deleuze. </text:p></text:note-body></text:note> <text:span text:style-name="T3">dedica algunas paginas al cine político: “la primera gran diferencia entre el cine clásico y el moderno. En el cine clásico el pueblo está ahí, aun oprimido, engañado, sojuzgado, aun ciego o inconsciente. Es el caso del cine soviético: el pueblo está ya ahí en Eisenstein, que en Lo viejo y lo nuevo lo muestra dando un salto cualitativo o, en lván el Terrible, como la avanzada que el zar contiene; y, en Pudovkin, cada </text:span><text:span text:style-name="T3">vez es un proceso de toma de conciencia que hace que el pueblo tenga ya una existencia virtual en trance de actualización...”</text:span></text:p>
      <text:p text:style-name="P6"/>
      <text:p text:style-name="P6"><text:tab/>El cine político es posible porque se considera a un pueblo que existe al que se puede actualizar, un crisol de pueblos pasados con el germen del pueblo futuro: “...En el cine americano, en el cine soviético, el pueblo está ya ahí, real antes de ser actual, ideal sin ser abstracto. De ahí la idea de que como arte de masas el cine puede ser el arte revolucionario O democrático por excelencia haciendo de las masas un auténtico sujeto. ...”</text:p>
      <text:p text:style-name="P6"/>
      <text:p text:style-name="P4"><text:span text:style-name="T3"><text:tab/>Sigue un frase sorprendente sobre la posibilidad del cine político en donde lo que falta es el pueblo: “...si hubiera un cine político moderno, sería sobre la base: el pueblo ya no existe, o no existe todavía... «el pueblo falta». ... no dirigirse a un pueblo supuesto, ya ahí, sino contribuir a la invención de un pueblo ”</text:span><text:span text:style-name="T3"><text:note text:id="ftn19" text:note-class="footnote"><text:note-citation>20</text:note-citation><text:note-body><text:p text:style-name="Footnote">Imagen-tiempo. <text:span text:style-name="T2">Gilles Deleuze. </text:span>pag287-288</text:p></text:note-body></text:note></text:span><text:span text:style-name="T3">. </text:span>Rocha <text:span text:style-name="T3">afirma lo mismo con respecto a la ausencia del pueblo: “</text:span>...Por eso, el hambre del latinoamericano no es solamente un síntoma alarmante de la pobreza social; es la ausencia de su sociedad. De ese modo podemos definir nuestra cultura de hambre. Ahí reside la práctica originalidad del nuevo cine con <text:soft-page-break/>relación al cine mundial...<text:span text:style-name="T3">” </text:span></text:p>
      <text:p text:style-name="P6"/>
      <text:p text:style-name="P4"><text:span text:style-name="T3"><text:tab/>El creador del tercer mundo se encuentra con la colonización cinematografía extrajera, <text:s/>con la imposibilidad de escribir en la lengua del dominante, la histeria en palabras de </text:span>Glauber Rocha: <text:span text:style-name="T3">“...un público frecuentemente analfabeto, cebado por las series americanas, egipcias o hindúes, films de karate ... imposibilidad de no «escribir», imposibilidad de escribir en la lengua dominante, imposibilidad de escribir de otra manera ...”</text:span><text:span text:style-name="T3"><text:note text:id="ftn20" text:note-class="footnote"><text:note-citation>21</text:note-citation><text:note-body><text:p text:style-name="Footnote">Ibid, pag288</text:p></text:note-body></text:note></text:span><text:span text:style-name="T3">. </text:span></text:p>
      <text:p text:style-name="P6"/>
      <text:p text:style-name="P6"><text:tab/>Pero la conquista de la conciencia no es posible, la contribución del autor de cine político antes que conseguir la conciencia en el pueblo es la constitución del pueblo, que aun no existe: <text:span text:style-name="T2">“...pero también porque el pueblo falta, el autor está en situación de producir enunciados ya colectivos, que son como los gérmenes del pueblo que vendrá y cuyo alcance político es inmediato e inevitable...”. </text:span>La manera de hacerlo es con la <text:span text:style-name="T2">fabulación</text:span>:<text:span text:style-name="T2"> “... Al autor le queda la posibilidad de procurarse «intercesores», es decir, tomar personajes reales y no ficticios, pero poniéndolos en estado de «ficcionar», de «leyendar», de «fabular»...”.</text:span><text:span text:style-name="T2"><text:note text:id="ftn22" text:note-class="footnote"><text:note-citation>22</text:note-citation><text:note-body><text:p text:style-name="Footnote">Ibid. pag293</text:p></text:note-body></text:note></text:span></text:p>
      <text:p text:style-name="P6"><text:span text:style-name="T2"/></text:p>
      <text:p text:style-name="P6"><text:tab/>Continua <text:span text:style-name="T2">Deleuze: </text:span>“...Su crítica interna primero revelaría bajo el mito un actual vivído que sería como lo intolerabIe, lo ínvivible, la imposibilidad de vivir ahora en «esta» sociedad (Dios y el diablo en la tierra del sol, Tierra em transe); se trataba después de arrancar a lo invivible un acto de habla que no se podría hacer callar, un acto de fabulación que no sería un retorno al mito sino una producción de enunciados colectivos capaz de elevar la miseria a una extraña positividad, la <text:span text:style-name="T2">invención de un pueblo</text:span><text:span text:style-name="T2"><text:note text:id="ftn0" text:note-class="footnote"><text:note-citation>23</text:note-citation><text:note-body><text:p text:style-name="Footnote">Ibid. pag294</text:p></text:note-body></text:note></text:span><text:span text:style-name="T2">...”</text:span></text:p>
      <text:p text:style-name="P4"><text:span text:style-name="T3"/></text:p>
      <text:p text:style-name="P4"><text:tab/><text:span text:style-name="T3">La violencia de la cultura del hambre es reacción a la violencia del colono, pero esta confrontación de opuestos no consigue conquistar la conciencia, asegura </text:span>Deleuze<text:span text:style-name="T3">: </text:span>“...en la obra de Glauber Rocha, los mitos del pueblo, profetismo y bandidismo, son el envés arcaico de la violencia capitalista, como si el pueblo volviera y redoblara contra sí mismo, en una necesidad de adoración, la violencia que él sufre por otra parte (Dios y el diablo en la tierra del sol). La toma de conciencia está descalificada, bien sea porque se cumple en el aire como entre los intelectuales, bien sea porque está comprimida en un hueco como en Antonio das Martes, apta únicamente para captar la yuxtaposición de las dos violencias y la continuación de una por la otra.<text:note text:id="ftn21" text:note-class="footnote"><text:note-citation>24</text:note-citation><text:note-body><text:p text:style-name="Footnote">Ibid, pag289</text:p></text:note-body></text:note>...”.</text:p>
      <text:p text:style-name="P6"/>
      <text:p text:style-name="P6"><text:tab/>Pero el cine político no es estéril aunque falle en conseguir la explosión<text:span text:style-name="T2"> de la conciencia</text:span>, para <text:span text:style-name="T2">Deleuze </text:span>queda un cine de agitación: <text:span text:style-name="T2">“...¿Qué queda entonces? El más grande cine «de agitación» que se haya hecho nunca: la agitación ya no emana de una toma de conciencia, sino que consiste en «poner todo en trance», el pueblo y sus amos, y la cámara misma, empujar todo a la aberración, para comunicar las violencias entre sí tanto como para hacer pasar el asunto privado a lo político, y el asunto político a lo privado (Tierra em transe). De ahí el singular aspecto que asume en Rocha la crítica del mito: no se trata de analizar el mito para descubrir su sentido o su estructura arcaicos, sino de referir el mito arcaico al estado de las pulsiones en una sociedad perfectamente actual, el hambre, la sed, la sexualidad, la potencia, la muerte, la adoración...”</text:span>.</text:p>
      <text:p text:style-name="P6"/>
      <text:p text:style-name="P17">Índice de palabras</text:p>
      <text:p text:style-name="P17"><text:soft-page-break/></text:p>
      <text:list xml:id="list1404559853" text:style-name="L1">
        <text:list-item>
          <text:p text:style-name="P16">conciencia, 11, 24,25, 39, 59, 60, 61,62, 87,88,90, 93, 94, 114, 121, 277, 287</text:p>
        </text:list-item>
        <text:list-item>
          <text:p text:style-name="P16">conciencia cinematográfica, 38</text:p>
        </text:list-item>
        <text:list-item>
          <text:p text:style-name="P16">conciencia intencional 88</text:p>
        </text:list-item>
        <text:list-item>
          <text:p text:style-name="P16">conciencia-camara 113, 114, 116, 128</text:p>
        </text:list-item>
        <text:list-item>
          <text:p text:style-name="P16">conciencia reflexiva (cogito propiamente humano) 113</text:p>
        </text:list-item>
        <text:list-item>
          <text:p text:style-name="P16">conciencia poética 114</text:p>
        </text:list-item>
        <text:list-item>
          <text:p text:style-name="P16">conciencia ética 115</text:p>
        </text:list-item>
        <text:list-item>
          <text:p text:style-name="P16">conciencia estética 1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6T17:38:19</dc:date>
    <meta:editing-duration>P1DT8H29M9S</meta:editing-duration>
    <meta:editing-cycles>18</meta:editing-cycles>
    <meta:generator>LibreOffice/3.5$Linux_X86_64 LibreOffice_project/350m1$Build-2</meta:generator>
    <meta:document-statistic meta:table-count="0" meta:image-count="0" meta:object-count="0" meta:page-count="8" meta:paragraph-count="88" meta:word-count="3820" meta:character-count="23560" meta:non-whitespace-character-count="19769"/>
  </office:meta>
</office:document-meta>
</file>